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5.26520833333333cm" style:use-optimal-column-width="true"/>
    </style:style>
    <style:style style:name="co8" style:family="table-column">
      <style:table-column-properties fo:break-before="auto" style:column-width="8.22854166666667cm"/>
    </style:style>
    <style:style style:name="co9" style:family="table-column">
      <style:table-column-properties fo:break-before="auto" style:column-width="8.255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30.2947916666667cm"/>
    </style:style>
    <style:style style:name="co13" style:family="table-column">
      <style:table-column-properties fo:break-before="auto" style:column-width="6.00604166666667cm"/>
    </style:style>
    <style:style style:name="co14" style:family="table-column">
      <style:table-column-properties fo:break-before="auto" style:column-width="18.494375cm"/>
    </style:style>
    <style:style style:name="co15" style:family="table-column">
      <style:table-column-properties fo:break-before="auto" style:column-width="6.746875cm"/>
    </style:style>
    <style:style style:name="co16" style:family="table-column">
      <style:table-column-properties fo:break-before="auto" style:column-width="19.182291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06" table:default-cell-style-name="ce1"/>
        <table:table-column table:style-name="co18" table:number-columns-repeated="15360" table:default-cell-style-name="ce2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State</text:p>
          </table:table-cell>
          <table:table-cell table:number-columns-repeated="16366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1-ep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මධ්‍ය සැකසුම් ඒකකය</text:p>
          </table:table-cell>
          <table:table-cell office:value-type="string" table:style-name="ce1">
            <text:p>මධ්‍ය සැකසුම් ඒකකය හඳුනාගැනීම. /මධ්‍ය සැකසුම් ඒකකයේ ප්‍රධාන කොටස් හඳුනාගැනීම.</text:p>
          </table:table-cell>
          <table:table-cell office:value-type="string" table:style-name="ce1">
            <text:p>පරිගණකයේ මධ්‍ය සැකසුම් ඒකකයේ කාර්යය හා එහි ප්‍රධාන කොටස් (ALU, CU, Memory register)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මධ්‍ය සැකසුම් ඒකකය යනු,</text:p>
          </table:table-cell>
          <table:table-cell table:style-name="ce1"/>
          <table:table-cell office:value-type="string" table:style-name="ce2">
            <text:p>චුම්භක ද්‍රව්‍යකින් ආවරණය කරන ලද සිහින් ප්ලාස්ටික් පටි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ෘඪාංග සහ මෘදුකාංග පාලනය කරන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ලබාදෙන උපදෙස් අනුව ක්‍රියාත්මක වෙමින් දත්ත සැකසීම සිදුකරන අංකිත පරිපථයක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වදන් සැකසුම්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2">
            <text:p>මධ්‍ය සැකසුම් ඒකකයේ ප්‍රධාන කොටසක් නොවන්නේ,</text:p>
          </table:table-cell>
          <table:table-cell table:style-name="ce1"/>
          <table:table-cell office:value-type="string" table:style-name="ce2">
            <text:p>ALU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CU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RAM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emory Registe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2">
            <text:p>මධ්‍ය සැකසුම් ඒකකය භාවිතා කරමින් සිටින දත්ත තාවකාලිකව රඳවා ගනු ලබන්නේ,</text:p>
          </table:table-cell>
          <table:table-cell table:style-name="ce1"/>
          <table:table-cell office:value-type="string" table:style-name="ce2">
            <text:p>පාලන ඒක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මව් පුවරු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මතක රෙජිස්තර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ගණිතමය හා තාර්කික ඒක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2">
            <text:p>පරිගණකය තුල සියලුම ගණිතමය හා තාර්කික මෙහෙයුම් සිදුකරයි,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ROM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ALU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CU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2">
            <text:p>පාලන ඒකකය මඟින් සිදු කරනුයේ,</text:p>
          </table:table-cell>
          <table:table-cell table:style-name="ce1"/>
          <table:table-cell office:value-type="string" table:style-name="ce2">
            <text:p>පරිගණකයට සම්බන්ධ කර ඇති දෘඪාංග අතර සන්නිවේදනය, මෙහෙයවීම හා පාලනය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මධ්‍ය සැකසුම් ඒකකය භාවිතා කරමින් සිටින දත්ත තාවකාලිකව රඳවා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පරිගණකය තුල සියලුම ගණිතමය හා තාර්කික මෙහෙයුම් සිදු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ගොනු සහ ගොනු බහාලුම් නිසි ලෙස සුරක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1-ep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මධ්‍ය සැකසුම් ඒකකය</text:p>
          </table:table-cell>
          <table:table-cell office:value-type="string" table:style-name="ce1">
            <text:p>මධ්‍ය සැකසුම් ඒකකයේ පරිණාමය හා මධ්‍ය සැකසුම් ඒකකයේ වේගය හා එහි නිෂ්පාදකවරුන් පිළිබඳව හඳුනාගැනීම.</text:p>
          </table:table-cell>
          <table:table-cell office:value-type="string" table:style-name="ce1">
            <text:p>පරිගණකයේ මධ්‍ය සැකසුම් ඒකකය සඳහා භාවිතා කරන ලද ඉලෙක්ට්‍රොනික තාක්ෂණය අනුව පරිගණකය බෙදා ඇති පරම්පරා හතරක් පිළිබඳව මෙන්ම පරිගණකයේ වේගය වැඩි වී ඇති ආකාරය පිළිබ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2">
            <text:p>පළමු වන පරම්පරාවේ පරිගණක සඳහා යොදා ගන්නා ලද ඉලෙක්ට්‍රොනික තාක්ෂණය වනුයේ,</text:p>
          </table:table-cell>
          <table:table-cell table:style-name="ce1"/>
          <table:table-cell office:value-type="string" table:style-name="ce2">
            <text:p>ට්‍රාන්සිස්ටර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රික්තක නළ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අනුකලිත පරිපත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ක්ෂුද්‍ර පරිපත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2">
            <text:p>පළමු පරම්පරාවේ පරිගණක සඳහා උදාහරණයක් නොවන්නේ,</text:p>
          </table:table-cell>
          <table:table-cell table:style-name="ce1"/>
          <table:table-cell office:value-type="string" table:style-name="ce2">
            <text:p>ENIA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UNIVA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IBM 360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EDVA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2">
            <text:p>ක්‍රියාත්මක වේගය නැනෝ තත්පර වලින් මනින ලද පරිගණක පරම්පරාව වනුයේ,</text:p>
          </table:table-cell>
          <table:table-cell table:style-name="ce1"/>
          <table:table-cell office:value-type="string" table:style-name="ce2">
            <text:p>පළමුවන පරම්පර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ෙවන පරම්පර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තෙවන පරම්පරාව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සිවුවන පරම්පර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2">
            <text:p>දෙවන පරම්පරාවේ පරිගණක සඳහා යොදා ගන්නා ලද ඉලෙක්ට්‍රොනික තාක්ෂණය වනුයේ,</text:p>
          </table:table-cell>
          <table:table-cell table:style-name="ce1"/>
          <table:table-cell office:value-type="string" table:style-name="ce2">
            <text:p>ක්ෂුද්‍ර පරිපත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අනුකලිත පරිපත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ට්‍රාන්සිස්ටර්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රික්තක නළ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2">
            <text:p>1971 සිට මේ දක්වා කාල පරාසය තුළ භාවිතා කරන පරිගණක පරම්පරාව වන්නේ,</text:p>
          </table:table-cell>
          <table:table-cell table:style-name="ce1"/>
          <table:table-cell office:value-type="string" table:style-name="ce2">
            <text:p>පළමු පරම්පරාව (රික්තක නළ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ෙවන පරම්පරාව (ට්‍රාන්සිස්ටර්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තෙවන පරම්පරාව (අනුකලිත පරිපත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සිවුවන පරම්පරාව (ක්ෂුද්‍ර පරිපත)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2-ep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මෙහෙයුම් පද්ධතිය</text:p>
          </table:table-cell>
          <table:table-cell office:value-type="string" table:style-name="ce1">
            <text:p>මෙහෙයුම් පද්ධතිය හඳුනාගැනීම, එහි කාර්යය සරලව ඉගෙන ගැනීම හා මෙහෙයුම් පද්ධති උදාහරණ</text:p>
          </table:table-cell>
          <table:table-cell office:value-type="string" table:style-name="ce1">
            <text:p>මෙහෙයුම් පද්ධතිය හඳුනාගැනීම, එමඟින් සිදු කරන කාර්යයන්, පරිගණකයේ හා ජංගම දුරකථන වල භාවිතා වන මෙහෙයුම් පද්ධති සඳහා උදාහරණ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2">
            <text:p>මෙහෙයුම් පද්ධතිය මඟින් සිදු කරන කාර්යයක් නොවන්නේ,</text:p>
          </table:table-cell>
          <table:table-cell table:style-name="ce1"/>
          <table:table-cell office:value-type="string" table:style-name="ce2">
            <text:p>මධ්‍ය සැකසුම් ඒකකයේ කාර්ය පාලනය කිර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පරිගණකයේ මතකය නිසිලෙස හැසිරව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ෘඪාංග මෙහෙය වීම සිදු කිර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මධ්‍ය සැකසුම් ඒකකයේ වේගය වර්ධනය කිරී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2">
            <text:p>පරිගණක වල භාවිතා වන මෙහෙයුම් පද්ධතියක් නොවන්නේ,</text:p>
          </table:table-cell>
          <table:table-cell table:style-name="ce1"/>
          <table:table-cell office:value-type="string" table:style-name="ce2">
            <text:p>MS D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Blackberry O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Microsoft Window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LINUX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2">
            <text:p>ජංගම දුරකථන සඳහා භාවිතා වන මෙහෙයුම් පද්ධතියක් නොවන්නේ,</text:p>
          </table:table-cell>
          <table:table-cell table:style-name="ce1"/>
          <table:table-cell office:value-type="string" table:style-name="ce2">
            <text:p>Fedora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Androi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iPhone 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Windows Mobile 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2">
            <text:p>LINUX භාවිතා කර සෑදූ මෙහෙයුම් පද්ධතියක් වන්නේ,</text:p>
          </table:table-cell>
          <table:table-cell table:style-name="ce1"/>
          <table:table-cell office:value-type="string" table:style-name="ce2">
            <text:p>Apple Macintosh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Androi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S D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Ubuntu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2">
            <text:p>ලුමියා, HTC වැනි ජංගම දුරකථනවල භාවිතා වන මෙහෙයුම් පද්ධතිය වන්නේ,</text:p>
          </table:table-cell>
          <table:table-cell table:style-name="ce1"/>
          <table:table-cell office:value-type="string" table:style-name="ce2">
            <text:p>Blackberry 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Androi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Windows Mobile O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iO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2-ep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මෙහෙයුම් පද්ධතිය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මධ්‍ය සැකසුම් ඒකකය (CPU) පාඩමට අදාළව අභ්‍යාස සාකච්ඡා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2">
            <text:p>ගොනුවක් සෑදී ඇති ප්‍රධාන කොටස් ගණන කොපමණ ද?</text:p>
          </table:table-cell>
          <table:table-cell table:style-name="ce1"/>
          <table:table-cell office:value-type="string" table:style-name="ce2">
            <text:p>එ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ෙක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තුන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හතර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2">
            <text:p>ගොනු බහාලුමක ප්‍රයෝජනයක් නොවන්නේ,</text:p>
          </table:table-cell>
          <table:table-cell table:style-name="ce1"/>
          <table:table-cell office:value-type="string" table:style-name="ce2">
            <text:p>එකිනෙකට අදාළ ගොනු එක්ව අසුරා තබා ගැනීමට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ගොනු පිළිවෙලකට තබා ගැනීමට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ස්වයංක්‍රීයව ගොනුවල පිටපත් සෑද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අවශ්‍ය ගොනුව ඉක්මනින් ලබා ගැනීමට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2">
            <text:p>ආචයන උපාංග තුල තැන්පත් කල නොහැකි වන්නේ,</text:p>
          </table:table-cell>
          <table:table-cell table:style-name="ce1"/>
          <table:table-cell office:value-type="string" table:style-name="ce2">
            <text:p>පින්තූර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ලිපි ලේඛන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ඇඳුම් පැළඳුම්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ෙහෙයුම් පද්ධත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2">
            <text:p>මධ්‍ය සැකසුම් ඒකකය හඳුන්වන්නේ,</text:p>
          </table:table-cell>
          <table:table-cell table:style-name="ce1"/>
          <table:table-cell office:value-type="string" table:style-name="ce2">
            <text:p>පරිගණකයේ මුහුණත ලෙසය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මොළය ලෙසය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ගබඩාව ලෙසය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ගොනුව ලෙසය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10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2">
            <text:p>මධ්‍ය සැකසුම් ඒකකයේ වේගය මැනීම සඳහා භාවිතා කරන ඒකකය වන්නේ,</text:p>
          </table:table-cell>
          <table:table-cell table:style-name="ce1"/>
          <table:table-cell office:value-type="string" table:style-name="ce2">
            <text:p>හර්ට්ස් / මෙගා හර්ට්ස් / ගිගා හර්ට්ස් (Hz / MHz / GHz )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ජූල් (J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වොට් (W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මිලි ග්‍රෑම් (mg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2-ep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මෙහෙයුම් පද්ධතිය</text:p>
          </table:table-cell>
          <table:table-cell office:value-type="string" table:style-name="ce1">
            <text:p>පරිගණක ආචයන හඳුනා ගැනීම, ගොනුව හා ගොනු බහාලුම හඳුනාගැනීම හා ගොනුවල ගුණාංග</text:p>
          </table:table-cell>
          <table:table-cell office:value-type="string" table:style-name="ce1">
            <text:p>පරිගණක ආචයන උපක්‍රම හා ඒවා නිපදවීමට භාවිතා කර ඇති තාක්ෂණය අනුව බෙදා ඇති කොටස් තුන හා ඒ සඳහා උදාහරණ මෙන්ම ගොනුවක් නිර්මාණය හා සංස්කරණය, ගොනුවක හා ගොනු බහාලුමක ගුණාංග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2">
            <text:p>මෙහෙයුම් පද්ධතිය යනු,</text:p>
          </table:table-cell>
          <table:table-cell table:style-name="ce1"/>
          <table:table-cell office:value-type="string" table:style-name="ce2">
            <text:p>දෘඪාංගය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මෘදුකාංගය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කදාව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ලිපිය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2">
            <text:p>ආචයන උපක්‍රම කොටසක් නොවන්නේ,</text:p>
          </table:table-cell>
          <table:table-cell table:style-name="ce1"/>
          <table:table-cell office:value-type="string" table:style-name="ce2">
            <text:p>චුම්බක මාධ්‍ය උපක්‍ර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ද්‍රව තත්ත්වයේ මාධ්‍ය උපක්‍ර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ප්‍රකාශ මාධ්‍ය උපක්‍ර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ඝන තත්වයේ මාධ්‍ය උපක්‍ර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2">
            <text:p>චුම්බක මාධ්‍ය උපක්‍රම සඳහා උදාහරණයක් නොවන්නේ,</text:p>
          </table:table-cell>
          <table:table-cell table:style-name="ce1"/>
          <table:table-cell office:value-type="string" table:style-name="ce2">
            <text:p>Hard disk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Floppy disk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Pen drive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agnetic tape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2">
            <text:p>ප්‍රකාශ මාධ්‍ය උපක්‍රම සඳහා උදාහරණයක් නොවන්නේ,</text:p>
          </table:table-cell>
          <table:table-cell table:style-name="ce1"/>
          <table:table-cell office:value-type="string" table:style-name="ce2">
            <text:p>C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DV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Blue ray disk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emory card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2">
            <text:p>ඝන තත්ත්වයේ මාධ්‍ය උපක්‍රම සඳහා උදාහරණයක් නොවන්නේ,</text:p>
          </table:table-cell>
          <table:table-cell table:style-name="ce1"/>
          <table:table-cell office:value-type="string" table:style-name="ce2">
            <text:p>Key board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Pen driv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SSD driv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emory car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3-ep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ආරක්ෂාව</text:p>
          </table:table-cell>
          <table:table-cell office:value-type="string" table:style-name="ce1">
            <text:p>පරිගණක පද්ධතියේ ආරක්ෂාවේ වැදගත්කම හා දෘඪාංග ආරක්ෂා කර ගැනීම.</text:p>
          </table:table-cell>
          <table:table-cell office:value-type="string" table:style-name="ce1">
            <text:p>පරිගණක පද්ධතිය ආරක්ෂා කර ගැනීමේ වැදගත්කම, පරිගණක දෘඪාංගවල ආරක්ෂාවට තර්ජන මතුවිය හැකි අවස්ථා හා පරිගණක දෘඪාංග ආරක්ෂා කර ගැනීමට ගත හැකි ක්‍රියාමාර්ග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2">
            <text:p>මධ්‍ය සැකසුම් ඒකකය තුළ ඇති දෘඪාංගයක් නොවන්නේ,</text:p>
          </table:table-cell>
          <table:table-cell table:style-name="ce1"/>
          <table:table-cell office:value-type="string" table:style-name="ce2">
            <text:p>Motherboar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RAM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Cooling fa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Mouse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පරිගණකයේ දෘඪාංග වලට හානි සිදුවිය හැකි අවස්ථාවක් නොවන්නේ,</text:p>
          </table:table-cell>
          <table:table-cell table:style-name="ce1"/>
          <table:table-cell office:value-type="string" table:style-name="ce2">
            <text:p>අධික විදුලි ධාරාවක් ලැබීම මග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පරිගණක පද්ධතිය ඇතුළත අධික ලෙස රත්වීම මග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අනවරත ජව සැපයුම් (UPS) භාවිතය මගින්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හදිසි විදුලි විසන්ධි වීම් මග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පරිගණකය තුළ සිසිලන පංකා සවි කිරීම මගින් බලාපොරොත්තු වන්නේ,</text:p>
          </table:table-cell>
          <table:table-cell table:style-name="ce1"/>
          <table:table-cell office:value-type="string" table:style-name="ce2">
            <text:p>අධික විදුලි ධාරාවක් ලැබීමේ දී පරිගණකය ආරක්ෂා කර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පරිගණකය තුළ අධික ලෙස රත්වන උපාංග, රත්වීම අවම කර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6" table:style-name="ce1"/>
          <table:table-cell office:value-type="string" table:style-name="ce2">
            <text:p>අකුණු ගැසීමේ දී පරිගණකය ආරක්ෂා කර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කෘමීන් හා මීයන් වැනි සතුන්ගෙන් පරිගණකය ආරක්ෂා කර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2">
            <text:p>භෞතික හානි වලින් පරිගණකය ආරක්ෂා කර ගැනීම සඳහා ගතහැකි පියවරක් නොවන්නේ,</text:p>
          </table:table-cell>
          <table:table-cell table:style-name="ce1"/>
          <table:table-cell office:value-type="string" table:style-name="ce2">
            <text:p>විද්‍යාගාරය තුළ ආහාර පාන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පාවහන් ගලවා විද්‍යාගාරය තුළට ඇතුලු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විද්‍යාගාරය නිතර ම පිරිසිදුවට තබා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2" table:style-name="ce1"/>
          <table:table-cell office:value-type="string" table:style-name="ce2">
            <text:p>කෘමි සතුන් හා මීයන් විද්‍යාගාරයට ඇතුලුවීම වැළැක්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2">
            <text:p>සොර සතුරු උවදුරු වලින් පරිගණකය ආරක්ෂා කර ගැනීම සඳහා ගතහැකි පියවරක් නොවන්නේ,</text:p>
          </table:table-cell>
          <table:table-cell table:style-name="ce1"/>
          <table:table-cell office:value-type="string" table:style-name="ce2">
            <text:p>දොර, ජනෙල් අගුලු දැම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ියවූ පරිපථ රූපවාහිනී කැමරා (CCTV) සවි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ආරක්ෂිත නොවන ස්ථානයක ස්ථානගත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පද්ධති ඒකකය ඉබි යතුරු මගින් ආරක්ෂ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3-ep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ආරක්ෂාව</text:p>
          </table:table-cell>
          <table:table-cell office:value-type="string" table:style-name="ce1">
            <text:p>මෘදුකාංග ආරක්ෂා කර ගැනීම.</text:p>
          </table:table-cell>
          <table:table-cell office:value-type="string" table:style-name="ce1">
            <text:p>පරිගණකයේ ඇති මෘදුකාංගවල ආරක්ෂාවට තර්ජන මතුවිය හැකි අවස්ථා හා පරිගණක මෘදුකාංග ආරක්ෂා කර ගැනීමට ගත හැකි ක්‍රියාමාර්ග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2">
            <text:p>පරිගණක මෘදුකාංග යනු,</text:p>
          </table:table-cell>
          <table:table-cell table:style-name="ce1"/>
          <table:table-cell office:value-type="string" table:style-name="ce2">
            <text:p>පරිගණකය තුළ ඇති ගොනු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තුළ ඇති දත්ත, තොරතුරු හා විවිධ කාර්ය සඳහා යොදා ගන්නා වැඩසටහන්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තුළ ඇති දත්ත, වැඩසටහන් ආදිය තැන්පත් කිරීම සඳහා උපයෝගී කර ගන්නා උපක්‍රම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තුළ ඇති දෘඪාංග හසුරුවන කේත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2">
            <text:p>පරිගණක මෘදුකාංග සඳහා උදාහරණයක් නොවන්නේ,</text:p>
          </table:table-cell>
          <table:table-cell table:style-name="ce1"/>
          <table:table-cell office:value-type="string" table:style-name="ce2">
            <text:p>මෙහෙයුම් පද්ධති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දන් සැකසුම් මෘදුකාංග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ෑන් ධාවක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ලිපි ලේඛන ඇතුළත් ගොනු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2">
            <text:p>මෘදුකාංගවලට තර්ජන ඇති විය හැකි අවස්ථාවක් නොවන්නේ,</text:p>
          </table:table-cell>
          <table:table-cell table:style-name="ce1"/>
          <table:table-cell office:value-type="string" table:style-name="ce2">
            <text:p>අනවසර ප්‍රවේශ වීම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ෙහෙයුම් පද්ධතියේ ඇති විය හැකි ව්‍යාකූලත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හදිසි විදුලි බිඳ වැටීම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පුවරුව මත ජලය වැටී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2">
            <text:p>පරිගණකයේ මෘදුකාංග සංරචක වල ආරක්ෂාව සඳහා ගත හැකි පියවරක් නොවන්නේ,</text:p>
          </table:table-cell>
          <table:table-cell table:style-name="ce1"/>
          <table:table-cell office:value-type="string" table:style-name="ce2">
            <text:p>අන්තර්ජාලය භාවිතයේ දී ආරක්ෂක නොවන වෙබ් අඩවි භාවිතා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්‍රතිවෛරස මෘදුකාංග භාවිත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ස්ථ පිටපත් (Backups) ලබා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නවසර ප්‍රවේශවීම් පාලනය සඳහා මෘදුකාංගමය හා භෞතිකමය විසඳුම් ලබා ද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2">
            <text:p>විදුලි බිඳ වැටීම්, ස්වාභාවික ආපදා, ගොනු මැකීම් හා මෙහෙයුම් පද්ධතියේ ව්‍යාකූලතා වැනි දෙයින් මෘදුකාංග සංරචක ආරක්ෂා කර ගැනීමට ගත හැකි සුදුසු ම පියවර වන්නේ,</text:p>
          </table:table-cell>
          <table:table-cell table:style-name="ce1"/>
          <table:table-cell office:value-type="string" table:style-name="ce2">
            <text:p>ප්‍රතිවෛරස මෘදුකාංග භාවිත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න්තර්ජාලය භාවිතයේ දී ආරක්ෂක වෙබ් අඩවි භාවිත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ස්ථ පිටපත් (Backups) ලබා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භෞතික අගුල් භාවිත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3-ep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ආරක්ෂාව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මෙහෙයුම් පද්ධතිය හා පරිගණක පද්ධතියේ ආරක්ෂාව යන පාඩම්වලට අදාළව අභ්‍යාස සාකච්ඡා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2">
            <text:p>පරිගණක දෘඪාංගයක් නොවන්නේ,</text:p>
          </table:table-cell>
          <table:table-cell table:style-name="ce1"/>
          <table:table-cell office:value-type="string" table:style-name="ce2">
            <text:p>සංදර්ශ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පුවරු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ෙහෙයුම් පද්ධති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මවු පුවරු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2">
            <text:p>CCTV යන්නෙහි දීර්ඝ යෙදුම වන්නේ,</text:p>
          </table:table-cell>
          <table:table-cell table:style-name="ce1"/>
          <table:table-cell office:value-type="string" table:style-name="ce2">
            <text:p>Close Create Text Vis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Closed Circuit Television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Closed Clear Telephon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Close Cut Tex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2">
            <text:p>විද්‍යාගාරය තුල තෙතමනය රැඳීම මඟින් සිදුවන්නේ,</text:p>
          </table:table-cell>
          <table:table-cell table:style-name="ce1"/>
          <table:table-cell office:value-type="string" table:style-name="ce2">
            <text:p>වැලි, දූවිලි ආදියෙන් විද්‍යාගාරය ප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විද්‍යාගාරය තුළට කෘමීන් පැමිණ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පරිගණකයේ පරිපථ මත දූවිලි බැඳ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පරිපථ ලුහුවත් (Shorts circuits)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2">
            <text:p>පරිගණක මෘදුකාංගයක් සඳහා උදාහරණයක් වනූයේ,</text:p>
          </table:table-cell>
          <table:table-cell table:style-name="ce1"/>
          <table:table-cell office:value-type="string" table:style-name="ce2">
            <text:p>වදන් සැකසුම් මෘදුකාංග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දෘඪ තැටි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සසම්භාවී ප්‍රෙව්ශ මත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සිසිලන පංක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2">
            <text:p>ප්‍රතිවෛරස මෘදුකාංගයක් සඳහා උදාහරණයක් වන්නේ,</text:p>
          </table:table-cell>
          <table:table-cell table:style-name="ce1"/>
          <table:table-cell office:value-type="string" table:style-name="ce2">
            <text:p>Adobe illustrato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MS Power Poin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AVAST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Notepa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3-ep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ආරක්ෂාව</text:p>
          </table:table-cell>
          <table:table-cell office:value-type="string" table:style-name="ce1">
            <text:p>අනිෂ්ට මෘදුකාංගවලට එරෙහිව ආරක්ෂාව සැපයීම.</text:p>
          </table:table-cell>
          <table:table-cell office:value-type="string" table:style-name="ce1">
            <text:p>අනිෂ්ට මෘදුකාංග වර්ග, අනිෂ්ට මෘදුකාංගවලින් සිදුවන හානි හා ඒවාගෙන් ආරක්ෂා වීමට ගත හැකි ක්‍රියා මාර්ග, ප්‍රවේශය පාලනය සඳහා ගත හැකි මෘදුකාංගමය විසඳුම් හා භෞතික අගුල් භාවිතය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2">
            <text:p>අනිෂ්ට මෘදුකාංග මඟින් හානියක් නොවන්නේ මේ අතරින් කුමක් සඳහා ද?</text:p>
          </table:table-cell>
          <table:table-cell table:style-name="ce1"/>
          <table:table-cell office:value-type="string" table:style-name="ce2">
            <text:p>පරිගණකයේ ස්ථාපනය කර ඇති මෘදුකාංගවලට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තබා ඇති මේසයට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තැන්පත් කර ඇති දත්තයන්ට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 ජාලවලට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2">
            <text:p>අනිෂ්ට මෘදුකාංග වර්ගයක් නොවන්නේ,</text:p>
          </table:table-cell>
          <table:table-cell table:style-name="ce1"/>
          <table:table-cell office:value-type="string" table:style-name="ce2">
            <text:p>වෙබ් පිටු (Web pages)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 වෛරස (Computer virus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 වර්ම්ස් (Computer worms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ිළි ඔත්තු - මෘදුකාංග (Spyware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2">
            <text:p>පරිගණක ජාල හා අන්තර්ජාලය භාවිතයෙන් ස්වයංක්‍රීයව ව්‍යාප්ත වන අනිෂ්ට මෘදුකාංග වර්ගය වනුයේ,</text:p>
          </table:table-cell>
          <table:table-cell table:style-name="ce1"/>
          <table:table-cell office:value-type="string" table:style-name="ce2">
            <text:p>ට්‍රෝජන් අශ්වයා (Trojan horse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 වෛරස (Computer virus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ිළි ඔත්තු - මෘදුකාංග (Spyware)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 වර්ම්ස් (Computer worms)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2">
            <text:p>අනිෂ්ට මෘදුකාංගවලින් සිදුවන හානි වළක්වා ගැනීමට ගත හැකි පියවරක් නොවන්නේ,</text:p>
          </table:table-cell>
          <table:table-cell table:style-name="ce1"/>
          <table:table-cell office:value-type="string" table:style-name="ce2">
            <text:p>ප්‍රතිවෛරස මෘදුකාංගයක් ස්ථාපනය කර නිතර යාවත්කාලීන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ැක සහිත විද්‍යුත් තැපෑල හා ඇම්ණුම් විවෘත නො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න්තර්ජාලය භාවිතයේ දී ආරක්ෂක නොවන වෙබ් අඩවි භාවිතා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ගිනි පවුරු (Firewall) සක්‍රී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2">
            <text:p>ප්‍රවේශය පාලනය සඳහා ගතහැකි භෞතික අගුල් ක්‍රියාවක් නොවන්නේ,</text:p>
          </table:table-cell>
          <table:table-cell table:style-name="ce1"/>
          <table:table-cell office:value-type="string" table:style-name="ce2">
            <text:p>ගුප්ත කේතනය භාවිතා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 ආරක්ෂිත ස්ථානයක ස්ථානගත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ආරක්ෂිත කැමරා (CCTV) පද්ධති භාවිත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ජීවමිතික මුරපද භාවිත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4-ep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දන් සැකසීම</text:p>
          </table:table-cell>
          <table:table-cell office:value-type="string" table:style-name="ce1">
            <text:p>වදන් සැකසීමේ ඉතිහාසය හා යතුරු පුවරුව හඳුනාගැනීම.</text:p>
          </table:table-cell>
          <table:table-cell office:value-type="string" table:style-name="ce1">
            <text:p>වදන් සැකසීමේ මෘදුකාංග සඳහා උදාහරණ පිළිබඳවත් යතුරු පුවරුව හඳුනාගැනීම හා යතුරු පුවරුවේ මූලික කොටස්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2">
            <text:p>පළමු වදන් සැකසීමේ පරිගණකය සොයා ගත් දශකය වනූයේ,</text:p>
          </table:table-cell>
          <table:table-cell table:style-name="ce1"/>
          <table:table-cell office:value-type="string" table:style-name="ce2">
            <text:p>1990 දශ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2000 දශ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1960 දශක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1945 දශ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2">
            <text:p>වදන් සැකසුම් මෘදුකාංගය සඳහා උදාහරණයක් නොවන්නේ,</text:p>
          </table:table-cell>
          <table:table-cell table:style-name="ce1"/>
          <table:table-cell office:value-type="string" table:style-name="ce2">
            <text:p>Adobe flash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icrosoft Office wor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Open Office write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Work page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2">
            <text:p>වදන් සැකසීමේ මෘදුකාංගවල වාසියක් නොවන්නේ,</text:p>
          </table:table-cell>
          <table:table-cell table:style-name="ce1"/>
          <table:table-cell office:value-type="string" table:style-name="ce2">
            <text:p>ලේඛන නිර්මා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ලේඛනයේ වචන සෙව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සුු භාවිතයට සුරැක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චලන රූප නිර්මාණය කිරී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2">
            <text:p>යතුරු පුවරුවේ මෙහෙයුම් යතුරු සඳහා උදාහරණයක් නොවන්නේ,</text:p>
          </table:table-cell>
          <table:table-cell table:style-name="ce1"/>
          <table:table-cell office:value-type="string" table:style-name="ce2">
            <text:p>Ctrl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Home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Al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Es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2">
            <text:p>ඉලක්කම් ඉතා ඉක්මනින් පරිගණකයට ඇතුලත් කිරීම සඳහා සුදුසු වන යතුරු කාණ්ඩය වන්නේ,</text:p>
          </table:table-cell>
          <table:table-cell table:style-name="ce1"/>
          <table:table-cell office:value-type="string" table:style-name="ce2">
            <text:p>සංචලන යතුරු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ෙහෙයුම් යතුරු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ංඛ්‍යා යතුරු තල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ාර්ය යතුරු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l04-ep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දන් සැකසීම</text:p>
          </table:table-cell>
          <table:table-cell office:value-type="string" table:style-name="ce1">
            <text:p>යතුරු පුවරුව නිවැරදිව භාවිතා කිරීම හා යතුරු පුවරුව නිවැරදිව භාවිතා කර ලේඛන නිර්මාණය.</text:p>
          </table:table-cell>
          <table:table-cell office:value-type="string" table:style-name="ce1">
            <text:p>යතුරු පුවරුව භාවිතා කර ලේඛන නිර්මාණය කිරීමත්, යතුරු පුවරු පුහුණු මෘදුකාංග භාවිතය හා සිංහල හා දෙමළ යතුරු පුවරුව භාවිතා කිරීම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2">
            <text:p>වචන අතර ඉඩ තැබීමට භාවිතා කරන යතුර වන්නේ,</text:p>
          </table:table-cell>
          <table:table-cell table:style-name="ce1"/>
          <table:table-cell office:value-type="string" table:style-name="ce2">
            <text:p>Space bar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aps Lock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hif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Delet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2">
            <text:p>ස්පර්ශ යතුරුකරණය නිවැරදිව පුහුණු වීමේ වාසියක් නොවන්නේ,</text:p>
          </table:table-cell>
          <table:table-cell table:style-name="ce1"/>
          <table:table-cell office:value-type="string" table:style-name="ce2">
            <text:p>කාලය ඉතිරි කර ගත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ලේඛනයේ වැරදි වැඩි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ලිපි ලේඛන සංස්කරණය පහසු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ේගයෙන් යතුරුකරණය සිදුකළ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2">
            <text:p>සිංහල අක්ෂර යතුරු ලියනය සඳහා භාවිතා කරන අක්ෂර වර්ගයක් වන්නේ,</text:p>
          </table:table-cell>
          <table:table-cell table:style-name="ce1"/>
          <table:table-cell office:value-type="string" table:style-name="ce2">
            <text:p>Calibri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Bamini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FMBindumathi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Times New Roma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2">
            <text:p>Enter යතුර එක් වරක් එබීමෙන් සිදු වන්නේ,</text:p>
          </table:table-cell>
          <table:table-cell table:style-name="ce1"/>
          <table:table-cell office:value-type="string" table:style-name="ce2">
            <text:p>කර්සරයේ වම් පස ඇති අකුර මැකී යය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ර්සරය පිටුවෙහි මුලට ගමන් කරය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ඉංග්‍රීසි කැපිටල් අකුරු ලිය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ර්සරය එක් පේළියක් පහළට යය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2">
            <text:p>යතුරු පුවරුව නිවැරදිව භාවිතා කරන පියවරක් නොවන්නේ,</text:p>
          </table:table-cell>
          <table:table-cell table:style-name="ce1"/>
          <table:table-cell office:value-type="string" table:style-name="ce2">
            <text:p>නිවැරදි ඉරියව්වෙන් හිඳ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පුවරුව උකුල මත තබා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ැලමිට හෝ අත්ල මේසය මත තබා නො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මෘදුව එබ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ගැටලු වියෝජනය කිරීම, ඇල්ගොරිතම නිරූපණය සඳහා ගැලීම් සටහන් භාවිතය.</text:p>
          </table:table-cell>
          <table:table-cell office:value-type="string" table:style-name="ce2">
            <text:p>ගැටලුවක් වියෝජනය කරන ආකාරය හා ගැටලුව වියෝජනය කිරීමෙන් ඇති වාසි මෙන්ම ඇල්ගොරිතම නිරූපනය සඳහා ගැලීම් සටහන් භාවිතය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2">
            <text:p>ගැටලුවක් වියෝජනය කිරීමෙන් ඇති වාසියක් නොවන්නේ,</text:p>
          </table:table-cell>
          <table:table-cell table:style-name="ce1"/>
          <table:table-cell office:value-type="string" table:style-name="ce2">
            <text:p>විසඳීම 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සඳීම අපහසු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ස්තර කිරීම 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අවබෝධ කර ගැනීම 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2">
            <text:p>කාර්ය ප්‍රවාහයක් හෝ ක්‍රියාවලියක් නියෝජනය කරන රූප සටහනක් යනු,</text:p>
          </table:table-cell>
          <table:table-cell table:style-name="ce1"/>
          <table:table-cell office:value-type="string" table:style-name="ce2">
            <text:p>බූලියන් ප්‍රකාශන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සිතියම් සටහන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ගැලීම් සටහනක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විචල්‍ය අ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2">
            <text:p>ගැලීම් සටහන් නිර්මාණයේ දී ආදානය සහ ප්‍රතිදානය පෙන්වන සංකේතය වන්නේ,</text:p>
          </table:table-cell>
          <table:table-cell office:value-type="string" table:style-name="ce1">
            <text:p>ict-07-t3-l06-ep01-q-3-a-1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3-a-2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3-a-3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3-a-4.p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2">
            <text:p>ගැලීම් සටහන් නිර්මාණයේ දී තීරණය පෙන්වන සංකේතය වන්නේ</text:p>
          </table:table-cell>
          <table:table-cell office:value-type="string" table:style-name="ce1">
            <text:p>ict-07-t3-l06-ep01-q-4-a-1.p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4-a-2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4-a-3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4-a-4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2">
            <text:p>ගැලීම් සටහන් නිර්මාණයේ දී ආරම්භය සහ අවසානය පෙන්වන සංකේතය වන්නේ,</text:p>
          </table:table-cell>
          <table:table-cell office:value-type="string" table:style-name="ce1">
            <text:p>ict-07-t3-l06-ep01-q-5-a-1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5-a-2.p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4" table:style-name="ce1"/>
          <table:table-cell office:value-type="string" table:style-name="ce1">
            <text:p>ict-07-t3-l06-ep01-q-5-a-3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5" table:style-name="ce1"/>
          <table:table-cell office:value-type="string" table:style-name="ce1">
            <text:p>ict-07-t3-l06-ep01-q-5-a-4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මූලික පාලන ව්‍යූහ යටතේ අනුක්‍රමය</text:p>
          </table:table-cell>
          <table:table-cell office:value-type="string" table:style-name="ce2">
            <text:p>පාලන ව්‍යුහයක් යනු කුමක් ද? මූලික පාලන ව්‍යුහ කොටස් තුන හා අනුක්‍රමය යනු කුමක් ද? එහි ක්‍රියාකාරීත්වය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2">
            <text:p>ඇල්ගොරිතමයක මූලික පාලන ව්‍යුහ තුනට අයත් නොවනුයේ,</text:p>
          </table:table-cell>
          <table:table-cell table:style-name="ce1"/>
          <table:table-cell office:value-type="string" table:style-name="ce2">
            <text:p>අනුක්‍රම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ුනර්කර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ආක්‍රමණ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ේර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ict-07-t2-l05-ep02-q-2.png</text:p>
          </table:table-cell>
          <table:table-cell office:value-type="string" table:style-name="ce2">
            <text:p>පහත රූපයේ දැක්වෙන ඇල්ගොරිතමයක පාලන ව්‍යුහය වනුයේ,</text:p>
          </table:table-cell>
          <table:table-cell table:style-name="ce1"/>
          <table:table-cell office:value-type="string" table:style-name="ce2">
            <text:p>අනුක්‍රම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ුනර්කර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ආක්‍රම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ේර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ict-07-t2-l05-ep02-q-3.png</text:p>
          </table:table-cell>
          <table:table-cell office:value-type="string" table:style-name="ce2">
            <text:p>පහත රූපයේ දැක්වෙන ඇල්ගොරිතමයක පාලන ව්‍යුහය වනුයේ,</text:p>
          </table:table-cell>
          <table:table-cell table:style-name="ce1"/>
          <table:table-cell office:value-type="string" table:style-name="ce2">
            <text:p>අනුක්‍රම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ුනර්කර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ආක්‍රම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ේරී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ict-07-t2-l05-ep02-q-4.png</text:p>
          </table:table-cell>
          <table:table-cell office:value-type="string" table:style-name="ce2">
            <text:p>පහත රූපයේ දැක්වෙන ඇල්ගොරිතමයක පාලන ව්‍යුහය වනුයේ,</text:p>
          </table:table-cell>
          <table:table-cell table:style-name="ce1"/>
          <table:table-cell office:value-type="string" table:style-name="ce2">
            <text:p>අනුක්‍රම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ුනර්කරණ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ආක්‍රමණ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ේරී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2">
            <text:p>අනුක්‍රමය ඇල්ගොරිතමයක් යනු,</text:p>
          </table:table-cell>
          <table:table-cell table:style-name="ce1"/>
          <table:table-cell office:value-type="string" table:style-name="ce2">
            <text:p>උපදෙස් එකින් එක අනුපිළිවෙලින් ඉහළ සිට පහළට ක්‍රියාත්මක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ෙන ලද කොන්දේසියකට අනුව ක්‍රියාත්මක කල යුතු පියවර කුමක් ද යන්න තීරණ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දෙස් එකක් හෝ කීපයක් නැවත නැවත ක්‍රියාත්මක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රල පරිගණක වැඩසටහන් නිර්මාණය කල හැකි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මූලික පාලන ව්‍යුහ යටතේ තේරීම</text:p>
          </table:table-cell>
          <table:table-cell office:value-type="string" table:style-name="ce2">
            <text:p>මූලික පාලන ව්‍යූහයක් වන තේරීම පිළිබඳවත් ඒ සඳහා උදාහරණත් සාකච්ඡා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2">
            <text:p>තේරීමක දී ගැලීම් දිශාව තෝරාගත යුතු වන්නේ,</text:p>
          </table:table-cell>
          <table:table-cell table:style-name="ce1"/>
          <table:table-cell office:value-type="string" table:style-name="ce2">
            <text:p>ගැලීම් සටහන ගලාගෙන යන දිශාව මත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ගැලීම් සටහනේ අනුපිළිවෙල මත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ොන්දේසිය පරීක්ෂාකර එය සත්‍ය වීම හෝ අසත්‍ය වීම මත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ගැලීම් සටහනේ දිග මත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2">
            <text:p>උපදෙස් එකක් හෝ කීපයක් නැවත නැවත ක්‍රියාත්මක වීම යනු,</text:p>
          </table:table-cell>
          <table:table-cell table:style-name="ce1"/>
          <table:table-cell office:value-type="string" table:style-name="ce2">
            <text:p>Selection (තේරීම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Repetition (පුනර්කරණය)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quence (අනුක්‍රම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nvasion (ආක්‍රමණ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2">
            <text:p>උපදෙස් එකින් එක අනුපිළිවෙලින් ඉහළ සිට පහළට ක්‍රියාත්මක වීම යනු,</text:p>
          </table:table-cell>
          <table:table-cell table:style-name="ce1"/>
          <table:table-cell office:value-type="string" table:style-name="ce2">
            <text:p>Invasion (ආක්‍රමණ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lection (තේරීම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Repetition (පුනර්කරණ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quence (අනුක්‍රමය)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2">
            <text:p>දෙන ලද කොන්දේසියකට අනුව ක්‍රියාත්මක කල යුතු පියවර කුමක් ද යන්න තීරණය කිරීම යනු,</text:p>
          </table:table-cell>
          <table:table-cell table:style-name="ce1"/>
          <table:table-cell office:value-type="string" table:style-name="ce2">
            <text:p>Repetition (පුනර්කරණ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lection (තේරීම)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nvasion (ආක්‍රමණ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quence (අනුක්‍රමය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2">
            <text:p>සංකීර්ණ ගැටලුවක් උප කොටස් වලට වියෝජනය කිරීමෙන්,</text:p>
          </table:table-cell>
          <table:table-cell table:style-name="ce1"/>
          <table:table-cell office:value-type="string" table:style-name="ce2">
            <text:p>විසඳුම සෙවීම අ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සඳුම සෙවීම පහසු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සඳුම සොයාගත නොහැකි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ිසිඳු ප්‍රතිඵලයක් නොමැති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මූලික පාලන ව්‍යුහ යටතේ පුණර්කරණය.</text:p>
          </table:table-cell>
          <table:table-cell office:value-type="string" table:style-name="ce2">
            <text:p>මූලික පාලන ව්‍යූහයක් වන පුනර්කරණය පිළිබඳවත් ඒ සඳහා උදාහරණත්, පුනර්කරණය වීමට අදාළ කොන්දේසි පරීක්ෂා කිරීමේ ක්‍රම පිළිබඳවත්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string" table:style-name="ce2">
            <text:p>ඇල්ගොරිතම වල බොහෝ විට පුනරාවර්තනය භාවිතා කරනුයේ,</text:p>
          </table:table-cell>
          <table:table-cell table:style-name="ce1"/>
          <table:table-cell office:value-type="string" table:style-name="ce2">
            <text:p>ඇල්ගොරිතමයේ දිග වැඩිවන තෙක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නිවැරදි දිශාව තෝරා ගන්නා තෙක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නිශ්චිත වාර ගණනක් හෝ යම් කොන්දේසියක් සපුරාලන තෙක්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ගැලීම් සටහනේ දිග හා පළල සමාන වන තෙක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string" table:style-name="ce2">
            <text:p>පුනර්කරණය (Repetition) යනු,</text:p>
          </table:table-cell>
          <table:table-cell table:style-name="ce1"/>
          <table:table-cell office:value-type="string" table:style-name="ce2">
            <text:p>සංකීර්ණ ගැටලුවක් උප කොටස් වලට වියෝජන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දෙස් එකින් එක අනුපිළිවෙලින් ඉහළ සිට පහළට ක්‍රියාත්මක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දෙස් එකක් හෝ කීපයක් නැවත නැවත ක්‍රියාත්මක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ෙන ලද කොන්දේසියකට අනුව ක්‍රියාත්මක කල යුතු පියවර කුමක් ද යන්න තීරණ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string" table:style-name="ce2">
            <text:p>පුනර්කරණය වීමට අදාළ කොන්දේසිය පරීක්ෂා කිරීමට ඇති ක්‍රමයක් වනුයේ,</text:p>
          </table:table-cell>
          <table:table-cell table:style-name="ce1"/>
          <table:table-cell office:value-type="string" table:style-name="ce2">
            <text:p>එක් වරක් ක්‍රියාත්මක වීමෙන් පසු කොන්දේසිය පරීක්ෂා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ිව් වරක් ක්‍රියාත්මක වීමෙන් පසු කොන්දේසිය පරීක්ෂ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ුනර්කරණය අවසානයේ කොන්දේසිය පරීක්ෂ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ස් වරක් ක්‍රියාත්මක වීමෙන් පසු කොන්දේසිය පරීක්ෂ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string" table:style-name="ce2">
            <text:p>පුනර්කරණය සඳහා උදාහරණයක් නොවන්නේ,</text:p>
          </table:table-cell>
          <table:table-cell table:style-name="ce1"/>
          <table:table-cell office:value-type="string" table:style-name="ce2">
            <text:p>කැටයක් පිරෙන තෙක් කාසි දැම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දුලි පංකාවක් ක්‍රියාත්මක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ීන්ත ඉවරවෙන තෙක් පෑනකින් ලි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ට්ටියක් පිරෙන තෙක් මල් කැඩ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string" table:style-name="ce2">
            <text:p>ගැලීම් සටහන් නිර්මාණයේ දී ක්‍රියාවලිය පෙන්වන සංකේතය වන්නේ,</text:p>
          </table:table-cell>
          <table:table-cell office:value-type="string" table:style-name="ce1">
            <text:p>ict-07-t2-l05-ep04-q-5-a-1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office:value-type="string" table:style-name="ce1">
            <text:p>ict-07-t2-l05-ep04-q-5-a-2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office:value-type="string" table:style-name="ce1">
            <text:p>ict-07-t2-l05-ep04-q-5-a-3.p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office:value-type="string" table:style-name="ce1">
            <text:p>ict-07-t2-l05-ep04-q-5-a-4.pn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Scratch ක්‍රමලේඛ මෘදුකාංගය හැඳින්වීම හා එහි ක්‍රියාකාරීත්වය.</text:p>
          </table:table-cell>
          <table:table-cell office:value-type="string" table:style-name="ce2">
            <text:p>Scratch ක්‍රමලේඛන මෘදුකාංගය හඳුනාගැනීමත්, එහි ප්‍රධාන කොටස් පිළිබඳවත්, Scratch ක්‍රමලේඛන මෘදුකාංගයේ කාණ්ඩ වර්ගීකරණයත් ඒ සඳහා උපදෙස් කාණ්ඩ පිළිබඳවත්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string" table:style-name="ce2">
            <text:p>Scratch යනු කුමක් ද?</text:p>
          </table:table-cell>
          <table:table-cell table:style-name="ce1"/>
          <table:table-cell office:value-type="string" table:style-name="ce2">
            <text:p>සමර්පණ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ෘෂ්‍ය වැඩසටහන් සංවර්ධන මෘදුකාංගයක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්‍රතිවෛරස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ගැලීම් සටහන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string" table:style-name="ce2">
            <text:p>Open Source මෘදුකාංගයක් නොවන්නේ,</text:p>
          </table:table-cell>
          <table:table-cell table:style-name="ce1"/>
          <table:table-cell office:value-type="string" table:style-name="ce2">
            <text:p>GIMP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Scratch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VLC Media Playe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Adobe Flash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string" table:style-name="ce2">
            <text:p>Sprite වේදිකාව මත ගමන් කරවීමට අදාළ උපදෙස් කාණ්ඩ ඇතුළත් වනුයේ,</text:p>
          </table:table-cell>
          <table:table-cell table:style-name="ce1"/>
          <table:table-cell office:value-type="string" table:style-name="ce2">
            <text:p>Sound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Look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Motion තුළ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Pen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string" table:style-name="ce2">
            <text:p>විචල්‍ය ගොඩනැගීම හා ඒවාට අගයන් පැවරීමට අවශ්‍ය උපදෙස් කාණ්ඩ ඇතුළත් වනුයේ,</text:p>
          </table:table-cell>
          <table:table-cell table:style-name="ce1"/>
          <table:table-cell office:value-type="string" table:style-name="ce2">
            <text:p>Motion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Data තුළ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Pen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Control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string" table:style-name="ce2">
            <text:p>අනෙකුත් සියලු උපදෙස් කාණ්ඩ සඳහා ක්‍රියාත්මක වීමේ උපදෙස් ලබා දීම සිදු කරනුයේ,</text:p>
          </table:table-cell>
          <table:table-cell table:style-name="ce1"/>
          <table:table-cell office:value-type="string" table:style-name="ce2">
            <text:p>Events මඟින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Operators මඟින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Data මඟින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nsing මඟින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පියානෝව ඇසුරින් මූලික ස්වර වාදනය, දින පෙන්වීම හා උපදෙස් කාණ්ඩ විග්‍රහය.</text:p>
          </table:table-cell>
          <table:table-cell office:value-type="string" table:style-name="ce2">
            <text:p>Scratch ක්‍රමලේඛන මෘදුකාංගය භාවිතයෙන් පියානෝවක මූලික ස්වර වාදනය හා සතියේ දින දර්ශනය වීම ප්‍රායෝගික ක්‍රියාකාරකම් ඇසුරින් සාකච්ඡා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2">
            <text:p>Sensing තුළ ඇතුළත් වනුයේ,</text:p>
          </table:table-cell>
          <table:table-cell table:style-name="ce1"/>
          <table:table-cell office:value-type="string" table:style-name="ce2">
            <text:p>ආදාන ලබා ගැනීමේ උපදෙස් කාණ්ඩ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ගණිතමය සම්බන්ධතා ගොඩනැගීමේ උපදෙස් කාණ්ඩ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චල්‍ය ගොඩනැගීම හා ඒවාට අගයන් පැවරීමට අවශ්‍ය උපදෙස් කාණ්ඩ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prite වේදිකාව මත ගමන් කරවීමට අදාළ උපදෙස් කාණ්ඩ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string" table:style-name="ce2">
            <text:p>Sprites අතර සංවාද ඇති කිරීමට අදාළ උපදෙස් කාණ්ඩ ඇතුළත් වන්නේ,</text:p>
          </table:table-cell>
          <table:table-cell table:style-name="ce1"/>
          <table:table-cell office:value-type="string" table:style-name="ce2">
            <text:p>Pen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ontrol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Event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Looks තුළ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string" table:style-name="ce2">
            <text:p>ශබ්ද සහ නාද රටා ගොඩ නැගීමට මූලික ස්වර සහ වාද්‍ය භාණ්ඩ ඇතුළත් වනුයේ,</text:p>
          </table:table-cell>
          <table:table-cell table:style-name="ce1"/>
          <table:table-cell office:value-type="string" table:style-name="ce2">
            <text:p>Event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ound තුළ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ontrol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Data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string" table:style-name="ce2">
            <text:p>වේදිකාව මත රේඛා සහ විවිධ හැඩතල ඇඳීම සඳහා අවශ්‍ය වර්ණ සහ මෙවලම් ඇතුළත් වනුයේ,</text:p>
          </table:table-cell>
          <table:table-cell table:style-name="ce1"/>
          <table:table-cell office:value-type="string" table:style-name="ce2">
            <text:p>Data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Pen තුළ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ontrol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Events තුළ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5" table:style-name="ce1">
            <text:p>85</text:p>
          </table:table-cell>
          <table:table-cell table:number-columns-repeated="2" table:style-name="ce1"/>
          <table:table-cell office:value-type="string" table:style-name="ce2">
            <text:p>Controls තුළ ඇතුලත් වනුයේ,</text:p>
          </table:table-cell>
          <table:table-cell table:style-name="ce1"/>
          <table:table-cell office:value-type="string" table:style-name="ce2">
            <text:p>Sprites අතර සංවාද ඇති කිරීමට අදාළ උපදෙස් කාණ්ඩ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නෙකුත් සියලු උපදෙස් කාණ්ඩ සඳහා ක්‍රියාත්මක වීමේ උපදෙස් ලබා දීම සිදු‍ කිරීම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දෙස් කාණ්ඩ ක්‍රියාත්මක කිරීම පාලනය කිරීම සඳහා වරණය සහ පුනර්කරණය සහිත උපදෙස් කාණ්ඩ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ේදිකාව මත රේඛා සහ විවිධ හැඩතල ඇඳීම සඳහා අවශ්‍ය වර්ණ සහ මෙවලම්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විචල්‍ය හඳුන්වාදීම හා විචල්‍ය සෑදීම.</text:p>
          </table:table-cell>
          <table:table-cell office:value-type="string" table:style-name="ce2">
            <text:p>විචල්‍යක ස්වරූපය හඳුනා ගැනීම, විචල්‍යකට අගයන් පැවරීම හා ඒ ආශ්‍රිත උදාහරණ භාවිතයෙන් ගැටලු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string" table:style-name="ce2">
            <text:p>ක්‍රමලේඛනයේ දී විචල්‍ය (Variables) යොදා ගනු ලබන්නේ,</text:p>
          </table:table-cell>
          <table:table-cell table:style-name="ce1"/>
          <table:table-cell office:value-type="string" table:style-name="ce2">
            <text:p>අගයන් තාවකාලිකව මතකය තුළ තැන්පත් කිරීම සඳහා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අගයන් එකින් එක එකතු කිරීම සඳහා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ක්‍රමලේඛන පිළිවෙලට සකස් කිරීම සඳහා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්‍රමලේඛනය අවබෝධ කර ගැනීම සඳහා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string" table:style-name="ce2">
            <text:p>විචල්‍යවලට අගයන් පැවරීමේ දී විචල්‍ය නාමය යොදනුයේ,</text:p>
          </table:table-cell>
          <table:table-cell table:style-name="ce1"/>
          <table:table-cell office:value-type="string" table:style-name="ce2">
            <text:p>සමාන ලකුණට පහළ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දකුණු පස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වම් පසින්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ඉහළ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string" table:style-name="ce2">
            <text:p>විචල්‍යවලට අගයන් පැවරීමේ දී අගය යොදනුයේ,</text:p>
          </table:table-cell>
          <table:table-cell table:style-name="ce1"/>
          <table:table-cell office:value-type="string" table:style-name="ce2">
            <text:p>සමාන ලකුණට ඉහළ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වම් පස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ඉහළින්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ාන ලකුණට දකුණු පසින්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string" table:style-name="ce2">
            <text:p>Scratch හි විචල්‍ය සෑදීමේ දී සිදු කරන කාර්යයක් නොවන්නේ,</text:p>
          </table:table-cell>
          <table:table-cell table:style-name="ce1"/>
          <table:table-cell office:value-type="string" table:style-name="ce2">
            <text:p>Scratch මෘදුකාංගය ධාවන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otion උපදෙස් කාණ්ඩය තෝරා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ake a variable ත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චල්‍ය සඳහා නමක් ටයිප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string" table:style-name="ce2">
            <text:p>Scratch හි විචල්‍ය සෑදීමේ දී යොදාගනු ලබන උපදෙස් කාණ්ඩ වර්ගය වනුයේ,</text:p>
          </table:table-cell>
          <table:table-cell table:style-name="ce1"/>
          <table:table-cell office:value-type="string" table:style-name="ce2">
            <text:p>Mo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ound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Data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Look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විචල්‍ය සඳහා උදාහරණ</text:p>
          </table:table-cell>
          <table:table-cell office:value-type="string" table:style-name="ce2">
            <text:p>Scratch ක්‍රමලේඛන මෘදුකාංගය භාවිතයෙන් සංඛ්‍යා දෙකක ගුණිතය හා ඍජුකෝණාස්‍රයක පරිමිතිය හා වර්ගඵලය විචල්‍යන් යොදා විසඳන ආකාරය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string" table:style-name="ce2">
            <text:p>සංඛ්‍යා දෙකක් ගුණකර අගය ලබා ගැනීම සඳහා විචල්‍යයන් කොපමණ ප්‍රමාණයක් අවශ්‍යවේ ද?</text:p>
          </table:table-cell>
          <table:table-cell table:style-name="ce1"/>
          <table:table-cell office:value-type="string" table:style-name="ce2">
            <text:p>දෙ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තුන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හතර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හ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string" table:style-name="ce2">
            <text:p>ඍජුකොණාස්‍රයක වර්ගඵලය සෙවීමේ දී විචල්‍යයන් කොපමණ ප්‍රමාණයක් අවශ්‍යවේ ද?</text:p>
          </table:table-cell>
          <table:table-cell table:style-name="ce1"/>
          <table:table-cell office:value-type="string" table:style-name="ce2">
            <text:p>එ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ෙ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ුන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හතර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string" table:style-name="ce2">
            <text:p>ඍජුකොණාස්‍රයක පරිමිතිය සෙවීමේ දී විචල්‍යයන් කොපමණ ප්‍රමාණයක් අවශ්‍යවේ ද?</text:p>
          </table:table-cell>
          <table:table-cell table:style-name="ce1"/>
          <table:table-cell office:value-type="string" table:style-name="ce2">
            <text:p>දෙ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හතර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එ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ුන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string" table:style-name="ce2">
            <text:p>සංඛ්‍යා දෙකක් එකතු කර අගය ලබා ගැනීම සඳහා විචල්‍යයන් කොපමණ ප්‍රමාණයක් අවශ්‍යවේ ද?</text:p>
          </table:table-cell>
          <table:table-cell table:style-name="ce1"/>
          <table:table-cell office:value-type="string" table:style-name="ce2">
            <text:p>දෙක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තුනකි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හතර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හකි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string" table:style-name="ce2">
            <text:p>Scratch මඟින් ඍජුකොණාස්‍රයක පරිමිතිය සෙවීමේ දී දිග හා පළල එකතු කර අගය ලබා ගැනීම සඳහා දෙනු ලබන උපදෙස් කාණ්ඩ වර්ගය වනුයේ,</text:p>
          </table:table-cell>
          <table:table-cell table:style-name="ce1"/>
          <table:table-cell office:value-type="string" table:style-name="ce2">
            <text:p>Mo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ound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Operator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ontrol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2-l05-ep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ක්‍රමලේඛ සංවර්ධනය</text:p>
          </table:table-cell>
          <table:table-cell office:value-type="string" table:style-name="ce2">
            <text:p>ක්‍රමලේඛ දෝෂ හා ඒවා ඉවත් කිරීම.</text:p>
          </table:table-cell>
          <table:table-cell office:value-type="string" table:style-name="ce2">
            <text:p>ක්‍රමලේඛ දෝෂ යනු මොනවා ද? දෝෂ ඇති විය හැකි ආකාර හා දෝෂ ඉවත් කිරීම සඳහා සිදු කලයුතු ක්‍රියා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string" table:style-name="ce2">
            <text:p>ක්‍රමලේඛ සංවර්ධනයේ දී ඇති වන දෝෂයන් හඳුන්වනුයේ,</text:p>
          </table:table-cell>
          <table:table-cell table:style-name="ce1"/>
          <table:table-cell office:value-type="string" table:style-name="ce2">
            <text:p>Variable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Data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Bug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Debug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string" table:style-name="ce2">
            <text:p>ක්‍රමලේඛ දෝෂ ඉවත් කිරීම හඳුන්වනුයේ,</text:p>
          </table:table-cell>
          <table:table-cell table:style-name="ce1"/>
          <table:table-cell office:value-type="string" table:style-name="ce2">
            <text:p>Debugs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Data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Variable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Bug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98" table:style-name="ce1">
            <text:p>98</text:p>
          </table:table-cell>
          <table:table-cell table:number-columns-repeated="2" table:style-name="ce1"/>
          <table:table-cell office:value-type="string" table:style-name="ce2">
            <text:p>ක්‍රමලේඛ දෝෂ ඇතිවීමට බලපාන හේතුවක් නොවන්නේ,</text:p>
          </table:table-cell>
          <table:table-cell table:style-name="ce1"/>
          <table:table-cell office:value-type="string" table:style-name="ce2">
            <text:p>ලබාදෙන උපදෙස් කාණ්ඩවල අනුපිළිවෙල වෙනස්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උපදෙස් කාණ්ඩ නිවැරදිව, පිළිවෙලට ලබා ද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උපදෙස් කාණ්ඩ ලබාදීම මගහැරී යා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උපදෙස් කාණ්ඩවල විචල්‍යන් හා අගයන් නිවැරදිව දක්වා නොමැත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string" table:style-name="ce2">
            <text:p>ක්‍රමලේඛ දෝෂ ඉවත් කිරීමෙන්,</text:p>
          </table:table-cell>
          <table:table-cell table:style-name="ce1"/>
          <table:table-cell office:value-type="string" table:style-name="ce2">
            <text:p>ක්‍රමලේඛ නිවැරදිව ක්‍රියාත්මක නො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ක්‍රමලේඛ ගොඩනැගීම අ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ක්‍රමලේඛ ක්‍රියාත්මක කිරීමට වැඩි කාලයක් ගත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ක්‍රමලේඛ නිවැරදිව ක්‍රියාත්මක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2">
            <text:p>ක්‍රමලේඛ දෝෂ ඇති විට,</text:p>
          </table:table-cell>
          <table:table-cell table:style-name="ce1"/>
          <table:table-cell office:value-type="string" table:style-name="ce2">
            <text:p>ක්‍රමලේඛ නිවැරදිව ක්‍රියාත්මක නො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ක්‍රමලේඛ ගොඩනැගීම පහස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ක්‍රමලේඛ ක්‍රියාත්මක කිරීමට වැඩි කාලයක් ගත නො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්‍රමලේඛ නිවැරදිව ක්‍රියාත්මක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6-ep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සමර්පණ මෘදුකාංග</text:p>
          </table:table-cell>
          <table:table-cell office:value-type="string" table:style-name="ce2">
            <text:p>සමර්පණයක් හඳුනාගැනීම හා මෘදුකාංග නිර්මාණයේ දී සැලකිලිමත් විය යුතු දේ.</text:p>
          </table:table-cell>
          <table:table-cell office:value-type="string" table:style-name="ce2">
            <text:p>විද්‍යුත් සමර්පණයක් යනු කුමක් ද? සමර්පණ මෘදුකාංග සඳහා උදාහරණ හා සමර්පණ මෘදුකාංග භාවිතයෙන් ඉගැන්වීමෙන් ඇති වාසි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string" table:style-name="ce2">
            <text:p>සමර්පනය හෙවත් ඉදිරිපත් කිරීම (Presentation) යනු,</text:p>
          </table:table-cell>
          <table:table-cell table:style-name="ce1"/>
          <table:table-cell office:value-type="string" table:style-name="ce2">
            <text:p>තොරතුරු හා අදහස් සංනිවේදනය කිරීම සඳහා යොදා ගන්නා ක්‍රමවේදයකි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සුරක්ෂිතව හා පරෙස්සම් සහිතව අන්තර්ජාලය භාවිත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අන්තර්ජාලයට පිවිසීම සඳහා භාවිතා කරන සේවාව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්‍රතිවෛරස මෘදුකාංගයකි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02" table:style-name="ce1">
            <text:p>102</text:p>
          </table:table-cell>
          <table:table-cell table:number-columns-repeated="2" table:style-name="ce1"/>
          <table:table-cell office:value-type="string" table:style-name="ce2">
            <text:p>විද්‍යුත් සමර්පනයක් සමාන කරන්නේ,</text:p>
          </table:table-cell>
          <table:table-cell table:style-name="ce1"/>
          <table:table-cell office:value-type="string" table:style-name="ce2">
            <text:p>පරිගණකයකට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ොතකට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යතුරු පුවරුවකට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ුටුවකට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string" table:style-name="ce2">
            <text:p>පොතක නැති විද්‍යුත් සමර්පනයක ඇති වාසියක් වන්නේ,</text:p>
          </table:table-cell>
          <table:table-cell table:style-name="ce1"/>
          <table:table-cell office:value-type="string" table:style-name="ce2">
            <text:p>වචන, පින්තූර ආදිය අන්තර්ගත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වෙන් කදාවට මාරු වීමට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ීඩියෝ දර්ශන, ගීත සබැඳි ඇතුලත්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ිශාල පිරිසකට ඉදිරිපත් කල හැකි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04" table:style-name="ce1">
            <text:p>104</text:p>
          </table:table-cell>
          <table:table-cell table:number-columns-repeated="2" table:style-name="ce1"/>
          <table:table-cell office:value-type="string" table:style-name="ce2">
            <text:p>සමර්පන මෘදුකාංගයක් සඳහා උදාහරණයක් නොවන්නේ,</text:p>
          </table:table-cell>
          <table:table-cell table:style-name="ce1"/>
          <table:table-cell office:value-type="string" table:style-name="ce2">
            <text:p>MS Power Poin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Open Office Impres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Photoshop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Apple Keynotes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string" table:style-name="ce2">
            <text:p>විද්‍යුත් සමර්පනයක් භාවිතයෙන් ඉගැන්වීමේ ඇති වාසියකි,</text:p>
          </table:table-cell>
          <table:table-cell table:style-name="ce1"/>
          <table:table-cell office:value-type="string" table:style-name="ce2">
            <text:p>වචන විශාල ප්‍රමාණයක් යොදාගත යුතු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වධානය වෙනස්වීමේ ඉඩකඩ වැඩි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රුණ පැහැදිලි කිරීමට දැඩි ආයාසයක් දැරීමට සිදු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චන විශාල ප්‍රමාණයක් යොදාගත යුතු නො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6-ep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සමර්පණ මෘදුකාංග</text:p>
          </table:table-cell>
          <table:table-cell office:value-type="string" table:style-name="ce2">
            <text:p>සමර්පණ නිර්මාණය. ගබඩා කිරීම, නව කදා එකතු කිරීම හා පිංතූර, බහු මාධ්‍ය එකතු කිරීම.</text:p>
          </table:table-cell>
          <table:table-cell office:value-type="string" table:style-name="ce2">
            <text:p>විද්‍යුත් සමර්පණ මෘදුකාංගය මගින් සමර්පණයක් නිර්මාණය කිරීමේ මූලික පියවරයන්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string" table:style-name="ce2">
            <text:p>සමර්පන මෘදුකාංගයේ ඇති කදා වර්ගයක් නොවන්නේ,</text:p>
          </table:table-cell>
          <table:table-cell table:style-name="ce1"/>
          <table:table-cell office:value-type="string" table:style-name="ce2">
            <text:p>මාතෘකා කද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මාතෘකාව සහ අන්තර්ගතය කද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ින්තූර කදාව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ිරිසැලසුම් කදාව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07" table:style-name="ce1">
            <text:p>107</text:p>
          </table:table-cell>
          <table:table-cell table:number-columns-repeated="2" table:style-name="ce1"/>
          <table:table-cell office:value-type="string" table:style-name="ce2">
            <text:p>කදාවක් නිර්මාණයේ දී අවබෝධය තිබිය යුතු නොවන්නේ,</text:p>
          </table:table-cell>
          <table:table-cell table:style-name="ce1"/>
          <table:table-cell office:value-type="string" table:style-name="ce2">
            <text:p>කදාවට වචන ඇතුළත් කිරීම පිළිබඳව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කදාවට පින්තූර ඇතුළත් කිරීම පිළිබඳව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කදාව මුද්‍රණය කිරීම පිළිබඳව 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කදාවට බහු මාධ්‍ය ඇතුළත් කිරීම පිළිබඳව 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08" table:style-name="ce1">
            <text:p>108</text:p>
          </table:table-cell>
          <table:table-cell table:number-columns-repeated="2" table:style-name="ce1"/>
          <table:table-cell office:value-type="string" table:style-name="ce2">
            <text:p>සමර්පනයක් විවෘත කල හැකි ක්‍රමයක් නොවන්නේ,</text:p>
          </table:table-cell>
          <table:table-cell table:style-name="ce1"/>
          <table:table-cell office:value-type="string" table:style-name="ce2">
            <text:p>සමර්පන මෘදුකාංගය භාවිතයෙන් සමර්පනයේ නම ත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වක් මත සමර්පනයේ නම ඇතුළත්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ර්පන ගොනුව මත දෙවරක් ක්ලික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File explore හි ඇති තේරීම් තීරුව (search bar) මත සමර්පනයේ නම ත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09" table:style-name="ce1">
            <text:p>109</text:p>
          </table:table-cell>
          <table:table-cell table:number-columns-repeated="2" table:style-name="ce1"/>
          <table:table-cell office:value-type="string" table:style-name="ce2">
            <text:p>කදාවකට පින්තූර ඇතුළත් කල හැකි ක්‍රමයක් නොවන්නේ,</text:p>
          </table:table-cell>
          <table:table-cell table:style-name="ce1"/>
          <table:table-cell office:value-type="string" table:style-name="ce2">
            <text:p>කදා පිරිසැලසුමක (slide design) ඇති පින්තූරයක් කපා (cut) කදාව මත ඇලවීම (paste)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තැන්පත් කර ඇති පින්තූරයක් පිටපත් (copy) කරගෙන කදාව මත ඇලවීම (paste)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ර්පන මෘදුකාංගය මඟින් ලබාදෙන clip art භාවිතයෙන් පින්තූර ඇතුළත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මර්පනයේ Insert මෙවලමේ ඇති Online Pictures මඟින් අන්තර්ජාලයේ ඇති පින්තූරයක් ඇතුළත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string" table:style-name="ce2">
            <text:p>මෙවලම් තීරුවේ ඇති B මෙවලම මඟින් සිදු කරනු ලබන්නේ,</text:p>
          </table:table-cell>
          <table:table-cell table:style-name="ce1"/>
          <table:table-cell office:value-type="string" table:style-name="ce2">
            <text:p>අකුරු වල වර්ණය වෙනස් 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වල ප්‍රමාණය වෙනස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ටින් ඉරි ඇඳ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තදපැහැ ගැන්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6-ep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සමර්පණ මෘදුකාංග</text:p>
          </table:table-cell>
          <table:table-cell office:value-type="string" table:style-name="ce2">
            <text:p>කදාවකට වගු ඇතුළත් කිරීම, කදා සංක්‍රමණය හා අනෙකුත් ක්‍රියාවලි</text:p>
          </table:table-cell>
          <table:table-cell office:value-type="string" table:style-name="ce2">
            <text:p>කදාවකට වගු ඇතුලත් කිරීම, කදා පිරිසැලසුම් භාවිතය, කදා සංක්‍රමණ භාවිතය, කදා මැකීමේ ක්‍රම, කදා පිටපත් කිරීම, කදා විතැන් කිරීම හා කදා සැඟවීම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11" table:style-name="ce1">
            <text:p>111</text:p>
          </table:table-cell>
          <table:table-cell table:number-columns-repeated="2" table:style-name="ce1"/>
          <table:table-cell office:value-type="string" table:style-name="ce2">
            <text:p>කදාවල පසුබිම වර්ණවත් සහ සිත් ඇදගන්නා සුළු ලෙස නිර්මාණය කර ගැනීමට සමර්පණ මඟින් සලසා දී ඇති මෙවලම වන්නේ,</text:p>
          </table:table-cell>
          <table:table-cell table:style-name="ce1"/>
          <table:table-cell office:value-type="string" table:style-name="ce2">
            <text:p>Slide Design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Slide Anima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Slide Transi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Tabl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12" table:style-name="ce1">
            <text:p>112</text:p>
          </table:table-cell>
          <table:table-cell table:number-columns-repeated="2" table:style-name="ce1"/>
          <table:table-cell office:value-type="string" table:style-name="ce2">
            <text:p>කදා මාරුවීම සිත් ඇදගන්නා සුළු ලෙස සිදු කිරීමට ඇති මෙවලම වන්නේ,</text:p>
          </table:table-cell>
          <table:table-cell table:style-name="ce1"/>
          <table:table-cell office:value-type="string" table:style-name="ce2">
            <text:p>Anima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Desig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Transition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nser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13" table:style-name="ce1">
            <text:p>113</text:p>
          </table:table-cell>
          <table:table-cell table:number-columns-repeated="2" table:style-name="ce1"/>
          <table:table-cell office:value-type="string" table:style-name="ce2">
            <text:p>කදා මැකීම සඳහා භාවිතා කරන ක්‍රමයක් නොවන්නේ,</text:p>
          </table:table-cell>
          <table:table-cell table:style-name="ce1"/>
          <table:table-cell office:value-type="string" table:style-name="ce2">
            <text:p>යතුරු පුවරුවේ Delete යතුර භාවිත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පුවරුවේ Shift යතුර භාවිතා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තුරු පුවරුවේ Backspace යතුර භාවිතා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 කීපයක් තෝරා එකවර මැක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14" table:style-name="ce1">
            <text:p>114</text:p>
          </table:table-cell>
          <table:table-cell table:number-columns-repeated="2" table:style-name="ce1"/>
          <table:table-cell office:value-type="string" table:style-name="ce2">
            <text:p>කදා සංක්‍රමණය (Slide Transition) මඟින් සිදු කරගත නොහැකි ක්‍රියාවක් වන්නේ,</text:p>
          </table:table-cell>
          <table:table-cell table:style-name="ce1"/>
          <table:table-cell office:value-type="string" table:style-name="ce2">
            <text:p>කදා සංක්‍රමණ වේගය පාලනය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 සංක්‍රමණ විධිය ත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 සංක්‍රමණයේ දී තෝරාගත් ශබ්දයක් නිකුත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කදාවේ ප්‍රමාණය වෙනස් කිර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string" table:style-name="ce2">
            <text:p>මෙවලම් තීරුවේ ඇති U මෙවලම මඟින් සිදු කරනු ලබන්නේ,</text:p>
          </table:table-cell>
          <table:table-cell table:style-name="ce1"/>
          <table:table-cell office:value-type="string" table:style-name="ce2">
            <text:p>අකුරු වල වර්ණය වෙනස් ක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වල ප්‍රමාණය වෙනස්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ටින් ඉරි ඇඳ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තදපැහැ ගැන්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අන්තර් ජාලය හඳුනා ගැනීම. විශ්ව විසිරි වියමන, ඒකාකාර සම්පත් නිශ්චායකය හා වෙබ් අඩවි</text:p>
          </table:table-cell>
          <table:table-cell office:value-type="string" table:style-name="ce2">
            <text:p>අන්තර්ජාලයෙන් ලබා ගත හැකි සේවා, ලෝක විසිරි වියමන, ඒකාකාර සම්පත් නිශ්චායකය, මෙන්ම විඩියෝ සම්මන්ත්‍රණ සඳහා භාවිතා කරන මෘදුකාංග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string" table:style-name="ce2">
            <text:p>වීඩියෝ සම්මන්ත්‍රණයක් පැවැත්වීම සඳහා අවශ්‍ය උපකරණයක් නොවන්නේ,</text:p>
          </table:table-cell>
          <table:table-cell table:style-name="ce1"/>
          <table:table-cell office:value-type="string" table:style-name="ce2">
            <text:p>පරිගණකයක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පොතක්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වෙබ් කැමරාවක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අන්තර්ජාල සම්බන්ධතාවයක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style-name="ce2"/>
          <table:table-cell table:number-columns-repeated="7" table:style-name="ce1"/>
          <table:table-cell office:value-type="float" office:value="117" table:style-name="ce1">
            <text:p>117</text:p>
          </table:table-cell>
          <table:table-cell table:number-columns-repeated="2" table:style-name="ce1"/>
          <table:table-cell office:value-type="string" table:style-name="ce2">
            <text:p>පරිගණකජාල විශාල ප්‍රමාණයක් එකතු වී සෑදුන ජාලය වන්නේ,</text:p>
          </table:table-cell>
          <table:table-cell table:style-name="ce1"/>
          <table:table-cell office:value-type="string" table:style-name="ce2">
            <text:p>අන්තර්ජාල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ආරක්ෂක ජාල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සන්නිවේදන ජාල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පරිගණක ජාල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8" table:style-name="ce1"/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string" table:style-name="ce2">
            <text:p>අන්තර්ජාලයෙන් ලබාගත හැකි සේවාවක් නොවන්නේ,</text:p>
          </table:table-cell>
          <table:table-cell table:style-name="ce1"/>
          <table:table-cell office:value-type="string" table:style-name="ce2">
            <text:p>අධ්‍යාපනික දැනුම ලබා ගැන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විද්‍යුත් තැපැල් යැ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මුද්‍රණ කටයුතු සිදු කර ගැන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සිතියම් නිරීක්ෂණ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8" table:style-name="ce1"/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string" table:style-name="ce2">
            <text:p>WWW යන්නෙහි දීර්ඝ යෙදුම වන්නේ,</text:p>
          </table:table-cell>
          <table:table-cell table:style-name="ce1"/>
          <table:table-cell office:value-type="string" table:style-name="ce2">
            <text:p>World Web Wes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World Wide Web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Web World Web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World Web Wid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8" table:style-name="ce1"/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string" table:style-name="ce2">
            <text:p>URL යන්නෙහි දීර්ඝ යෙදුම වන්නේ,</text:p>
          </table:table-cell>
          <table:table-cell table:style-name="ce1"/>
          <table:table-cell office:value-type="string" table:style-name="ce2">
            <text:p>Uniform Research Loca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United Resource Locato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2"/>
          <table:table-cell table:number-columns-repeated="11" table:style-name="ce1"/>
          <table:table-cell table:style-name="ce2"/>
          <table:table-cell table:style-name="ce1"/>
          <table:table-cell office:value-type="string" table:style-name="ce2">
            <text:p>Uniform Resource Location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Uniform Resource Locator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විද්‍යුත් තැපෑල හා මාර්ගගත සන්නිවේදනය.</text:p>
          </table:table-cell>
          <table:table-cell office:value-type="string" table:style-name="ce2">
            <text:p>විද්‍යුත් තැපෑල යනු කුමක් ද? ,විද්‍යුත් තැපැල් ගිණුම් සේවා සඳහා උදාහරණ හා විද්‍යුත් තැපෑලෙහි ගුණාංග යනාදිය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21" table:style-name="ce1">
            <text:p>121</text:p>
          </table:table-cell>
          <table:table-cell table:number-columns-repeated="2" table:style-name="ce1"/>
          <table:table-cell office:value-type="string" table:style-name="ce2">
            <text:p>විද්‍යුත් තැපැල් ගිණුම් සේවා සඳහා උදාහරණයක් නොවන්නේ,</text:p>
          </table:table-cell>
          <table:table-cell table:style-name="ce1"/>
          <table:table-cell office:value-type="string" table:style-name="ce2">
            <text:p>Yahoo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Opera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Gmail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Hotmail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7" table:style-name="ce1"/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string" table:style-name="ce2">
            <text:p>ලිපිය ලබන්නාගේ විද්‍යුත් ලිපිනය සඳහන් කරනුයේ,</text:p>
          </table:table-cell>
          <table:table-cell table:style-name="ce1"/>
          <table:table-cell office:value-type="string" table:style-name="ce2">
            <text:p>C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Bcc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nbox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To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string" table:style-name="ce2">
            <text:p>තමන් විසින් යවන ලද විද්‍යුත් ලිපි ඇතුලත් වනුයේ,</text:p>
          </table:table-cell>
          <table:table-cell table:style-name="ce1"/>
          <table:table-cell office:value-type="string" table:style-name="ce2">
            <text:p>Subjec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To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Sent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Attache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4" table:style-name="ce1">
            <text:p>124</text:p>
          </table:table-cell>
          <table:table-cell table:number-columns-repeated="2" table:style-name="ce1"/>
          <table:table-cell office:value-type="string" table:style-name="ce2">
            <text:p>මකා දමන ලද විද්‍යුත් ලිපි තාවකාලිකව තැම්පත් වනුයේ,</text:p>
          </table:table-cell>
          <table:table-cell table:style-name="ce1"/>
          <table:table-cell office:value-type="string" table:style-name="ce2">
            <text:p>Trash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Junk/Spam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Inbox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Compos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5" table:style-name="ce1">
            <text:p>125</text:p>
          </table:table-cell>
          <table:table-cell table:number-columns-repeated="2" table:style-name="ce1"/>
          <table:table-cell office:value-type="string" table:style-name="ce2">
            <text:p>විද්‍යුත් තැපැල් ලිපිනයක දැකිය නොහැක්කේ,</text:p>
          </table:table-cell>
          <table:table-cell table:style-name="ce1"/>
          <table:table-cell office:value-type="string" table:style-name="ce2">
            <text:p>පරිශීලක නාම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@ සළකුණ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සම් නාම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පරිගණකයේ වර්ගය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HTML වෙබ් පිටු නිර්මාණ භාවිතයෙන් වෙබ් පිටු හැඳින්වීම හා HTML හැඳින්වීම.</text:p>
          </table:table-cell>
          <table:table-cell office:value-type="string" table:style-name="ce2">
            <text:p>HTML භාවිතයෙන් වෙබ් පිටු නිර්මාණය කිරීම පිළිබඳවත් ඒ සඳහා යොදා ගන්නා HTML මූලික කේත පිළිබඳවත්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1"/>
          <table:table-cell office:value-type="string" table:style-name="ce2">
            <text:p>HTML යන්නෙහි දීර්ඝ යෙදුම වන්නේ,</text:p>
          </table:table-cell>
          <table:table-cell table:style-name="ce1"/>
          <table:table-cell office:value-type="string" table:style-name="ce2">
            <text:p>Hyper Text Manage Languag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Hyper Text Markup Language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Hyper Text Massage Languag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Hybrid Text Markup Languag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7" table:style-name="ce1">
            <text:p>127</text:p>
          </table:table-cell>
          <table:table-cell table:number-columns-repeated="2" table:style-name="ce1"/>
          <table:table-cell office:value-type="string" table:style-name="ce2">
            <text:p>වෙබ් පිටුවක මාතෘකාව නිර්මාණය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html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ody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title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center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string" table:style-name="ce2">
            <text:p>&lt;h6&gt; tag එක භාවිතා කරනුයේ,</text:p>
          </table:table-cell>
          <table:table-cell table:style-name="ce1"/>
          <table:table-cell office:value-type="string" table:style-name="ce2">
            <text:p>වෙබ් පිටුවට විශාලම අකුරු ලබා ගැන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ට කුඩාම අකුරු ලබා ගැනීම සඳහා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වෙබ් පිටුවේ මධ්‍යයට ගෙන ඒ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ඡේදයක් ඇතුළත් කිර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string" table:style-name="ce2">
            <text:p>වෙබ් පිටුවට පින්තූරයක් යෙදීම සඳහා භාවිතා කරන html කේතය වනුයේ,</text:p>
          </table:table-cell>
          <table:table-cell table:style-name="ce1"/>
          <table:table-cell office:value-type="string" table:style-name="ce2">
            <text:p>&lt;body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ackground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img src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p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30" table:style-name="ce1">
            <text:p>130</text:p>
          </table:table-cell>
          <table:table-cell table:number-columns-repeated="2" table:style-name="ce1"/>
          <table:table-cell office:value-type="string" table:style-name="ce2">
            <text:p>&lt;a href&gt; tag එක භාවිතා කරනුයේ,</text:p>
          </table:table-cell>
          <table:table-cell table:style-name="ce1"/>
          <table:table-cell office:value-type="string" table:style-name="ce2">
            <text:p>වෙබ් පිටුවට වෙනත් ගොනුවක් ඈඳා ගැනීම සඳහා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වල හැඩය වෙනස් කිර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ේ පසු බිමට පින්තූරයක් යෙද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යටින් ඉරක් ඇඳ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මාතෘකා උසුලන, සරල වෙබ් පිටු නිර්මාණය පියවරෙන් පියවර.</text:p>
          </table:table-cell>
          <table:table-cell office:value-type="string" table:style-name="ce2">
            <text:p>HTML කේත ඇතුලත් කිරීම සඳහා යොදා ගන්නා පාඨ සංස්කරණ මෘදුකාංග සඳහා උදාහරණ, වෙබ් පිටු නිර්මාණයේ දී දැනගත යුතු මූලික tag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31" table:style-name="ce1">
            <text:p>131</text:p>
          </table:table-cell>
          <table:table-cell table:number-columns-repeated="2" table:style-name="ce1"/>
          <table:table-cell office:value-type="string" table:style-name="ce2">
            <text:p>පාඨ සංස්කරණ සඳහා උදාහරණයක් නොවන්නේ,</text:p>
          </table:table-cell>
          <table:table-cell table:style-name="ce1"/>
          <table:table-cell office:value-type="string" table:style-name="ce2">
            <text:p>Adobe Dreamweaver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Notepad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Notepad++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S word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string" table:style-name="ce2">
            <text:p>Html tag භාවිතයේ දී පිළිපැදිය යුතු කරුණක් නොවන්නේ,</text:p>
          </table:table-cell>
          <table:table-cell table:style-name="ce1"/>
          <table:table-cell office:value-type="string" table:style-name="ce2">
            <text:p>සෑම කේතයක්ම “&lt;” හා “&gt;” අතර ලිවිය යුතු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වසාන කිරීමේ කේතයක් පෙන්නුම් කිරීම සඳහා “/” සලකුණ භාවිතා කල යුතු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ට මාතෘකාවක් යෙදීම සඳහා &lt;p&gt; tag භාවිතා කල යුතුය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ේ දර්ශනය වන කොටස &lt;body&gt; හා &lt;/body&gt; අතර ලිවිය යුතුය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33" table:style-name="ce1">
            <text:p>133</text:p>
          </table:table-cell>
          <table:table-cell table:number-columns-repeated="2" table:style-name="ce1"/>
          <table:table-cell office:value-type="string" table:style-name="ce2">
            <text:p>&lt;h1&gt; tag එක භාවිතා කරනුයේ,</text:p>
          </table:table-cell>
          <table:table-cell table:style-name="ce1"/>
          <table:table-cell office:value-type="string" table:style-name="ce2">
            <text:p>ඡේදයක් ඇතුළත් කිර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ට විශාලම අකුරු ලබා ගැනීම සඳහා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වෙබ් පිටුවට කුඩාම අකුරු ලබා ගැන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කුරු වෙබ් පිටුවේ මධ්‍යයට ගෙන ඒ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34" table:style-name="ce1">
            <text:p>134</text:p>
          </table:table-cell>
          <table:table-cell table:number-columns-repeated="2" table:style-name="ce1"/>
          <table:table-cell office:value-type="string" table:style-name="ce2">
            <text:p>අකුරු වල ඝනකම වැඩි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u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i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r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string" table:style-name="ce2">
            <text:p>වෙබ් පිටුවේ පසු බිමට වර්ණයක් යෙදීම සඳහා භාවිතා කරන html කේතය වනුයේ,</text:p>
          </table:table-cell>
          <table:table-cell table:style-name="ce1"/>
          <table:table-cell office:value-type="string" table:style-name="ce2">
            <text:p>&lt;img src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ackground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font style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gcolor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සරල වෙබ් පිටු නිර්මාණය - 2 කොටස</text:p>
          </table:table-cell>
          <table:table-cell office:value-type="string" table:style-name="ce2">
            <text:p>තවදුරටත් වෙබ් පිටු නිර්මාණයේ දී දැනගත යුතු මූලික tag පිළිබඳව අධ්‍යන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string" table:style-name="ce2">
            <text:p>වෙබ් පිටුවකට අංකිත ලැයිස්තුවක් ඇතුළත්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ul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0" table:style-name="ce1"/>
          <table:table-cell table:style-name="ce2"/>
          <table:table-cell table:style-name="ce1"/>
          <table:table-cell office:value-type="string" table:style-name="ce2">
            <text:p>&lt;ol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br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li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137" table:style-name="ce1">
            <text:p>137</text:p>
          </table:table-cell>
          <table:table-cell table:number-columns-repeated="2" table:style-name="ce1"/>
          <table:table-cell office:value-type="string" table:style-name="ce2">
            <text:p>වෙබ් පිටුවකට අංකිත නොවන ලැයිස්තුවක් ඇතුළත්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li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ol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ul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title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138" table:style-name="ce1">
            <text:p>138</text:p>
          </table:table-cell>
          <table:table-cell table:number-columns-repeated="2" table:style-name="ce1"/>
          <table:table-cell office:value-type="string" table:style-name="ce2">
            <text:p>බාහිරින් ඇති වෙනත් වෙබ් ගොනුවක් සම්බන්ධ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img src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body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a href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head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139" table:style-name="ce1">
            <text:p>139</text:p>
          </table:table-cell>
          <table:table-cell table:number-columns-repeated="2" table:style-name="ce1"/>
          <table:table-cell office:value-type="string" table:style-name="ce2">
            <text:p>&lt;img src= “ ” width= “ ” height= “ ”&gt; යන කේතය යොදාගනු ලබන්නේ,</text:p>
          </table:table-cell>
          <table:table-cell table:style-name="ce1"/>
          <table:table-cell office:value-type="string" table:style-name="ce2">
            <text:p>වෙබ් පිටුවකට අංකිත නොවන ලැයිස්තුවක් ඇතුළත් කිර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බාහිරින් ඇති වෙනත් වෙබ් ගොනුවක් සම්බන්ධ කිර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වෙබ් පිටුවේ පසු බිමට වර්ණයක් යෙදීම සඳහා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පින්තූරයෙහි දිග හා පළල වෙනස් කිරීම සඳහා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string" table:style-name="ce2">
            <text:p>අනෙක් පේළියට ගමන් කිරීම සඳහා භාවිතා කරන html කේතය වනුයේ,</text:p>
          </table:table-cell>
          <table:table-cell table:style-name="ce1"/>
          <table:table-cell office:value-type="string" table:style-name="ce2">
            <text:p>&lt;br&gt;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head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style-name="ce2"/>
          <table:table-cell table:style-name="ce1"/>
          <table:table-cell office:value-type="string" table:style-name="ce2">
            <text:p>&lt;/html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&lt;/body&gt;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ict-07-t3-l07-ep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තොරතුරු හා සන්නිවේදනය සඳහා අන්තර්ජාලය භාවිතය</text:p>
          </table:table-cell>
          <table:table-cell office:value-type="string" table:style-name="ce2">
            <text:p>සුරක්ෂිතව හා සදාචාරාත්මකව අන්තර්ජාලය භාවිතය.</text:p>
          </table:table-cell>
          <table:table-cell office:value-type="string" table:style-name="ce2">
            <text:p>අනවසර පිවිසුම් වලින් ආරක්ෂා වීම සඳහා , වෛරස ප්‍රහාර මඟින් ආරක්ෂා වීම සඳහා, සයිබර් හිරිහැර සිදුවිය හැකි ආකාර හා එයින් ආරක්ෂා වීම සඳහා ගතහැකි ක්‍රියා මාර්ගයන් පිළිබඳ කරුණු ආවරණය කිරීම.</text:p>
          </table:table-cell>
          <table:table-cell office:value-type="time" office:time-value="PT1H0M0S" table:style-name="ce3">
            <text:p>1:00:00</text:p>
          </table:table-cell>
          <table:table-cell office:value-type="float" office:value="141" table:style-name="ce1">
            <text:p>141</text:p>
          </table:table-cell>
          <table:table-cell table:number-columns-repeated="2" table:style-name="ce1"/>
          <table:table-cell office:value-type="string" table:style-name="ce2">
            <text:p>පරිගණකයක හෝ පරිගණක ජාලයක ඇති දත්ත සහ තොරතුරු වෙත නිසි අවසරයකින් තොරව ප්‍රෙව්ශ වීම,</text:p>
          </table:table-cell>
          <table:table-cell table:style-name="ce1"/>
          <table:table-cell office:value-type="string" table:style-name="ce2">
            <text:p>පරිගණක වෛරස (Computer Virus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අනවසර පිවිසුම් (Hacking) වේ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සයිබර් හිරිහැර කිරීම (Cyberbullying)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ාර්ගගත සන්නිවේදනය වේ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42" table:style-name="ce1">
            <text:p>142</text:p>
          </table:table-cell>
          <table:table-cell table:number-columns-repeated="2" table:style-name="ce1"/>
          <table:table-cell office:value-type="string" table:style-name="ce2">
            <text:p>පුද්ගලයකුගේ අනන්‍යතාව දැක්වෙන දත්ත සඳහා උදාහරණයක් නොවන්නේ,</text:p>
          </table:table-cell>
          <table:table-cell table:style-name="ce1"/>
          <table:table-cell office:value-type="string" table:style-name="ce2">
            <text:p>පැළඳ සිටින ඇඳුම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නම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උපන් දින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ුරකථන අංකය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43" table:style-name="ce1">
            <text:p>143</text:p>
          </table:table-cell>
          <table:table-cell table:number-columns-repeated="2" table:style-name="ce1"/>
          <table:table-cell office:value-type="string" table:style-name="ce2">
            <text:p>ප්‍රතිවෛරස මෘදුකාංගයක් නොවන්නේ,</text:p>
          </table:table-cell>
          <table:table-cell table:style-name="ce1"/>
          <table:table-cell office:value-type="string" table:style-name="ce2">
            <text:p>AVIRA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AVAST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S Word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McAfee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1" table:style-name="ce1"/>
          <table:table-cell office:value-type="float" office:value="144" table:style-name="ce1">
            <text:p>144</text:p>
          </table:table-cell>
          <table:table-cell table:number-columns-repeated="2" table:style-name="ce1"/>
          <table:table-cell office:value-type="string" table:style-name="ce2">
            <text:p>අනිශ්ට මෘදුකාංග වලින් පරිගණකයට සිදුවන හානියක් නොවන්නේ,</text:p>
          </table:table-cell>
          <table:table-cell table:style-name="ce1"/>
          <table:table-cell office:value-type="string" table:style-name="ce2">
            <text:p>පරිගණකයේ වේගය අඩු ව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දත්ත හා තොරතුරු මකා දැම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14" table:style-name="ce1"/>
          <table:table-cell table:style-name="ce2"/>
          <table:table-cell table:style-name="ce1"/>
          <table:table-cell office:value-type="string" table:style-name="ce2">
            <text:p>මෘදුකාංග ක්‍රියා විරහිත කිරීම.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style-name="ce2"/>
          <table:table-cell table:style-name="ce1"/>
          <table:table-cell office:value-type="string" table:style-name="ce2">
            <text:p>පරිගණකයේ වේගය වැඩි වීම.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7" table:style-name="ce2"/>
          <table:table-cell table:number-columns-repeated="4" table:style-name="ce1"/>
          <table:table-cell office:value-type="float" office:value="145" table:style-name="ce1">
            <text:p>145</text:p>
          </table:table-cell>
          <table:table-cell table:number-columns-repeated="2" table:style-name="ce1"/>
          <table:table-cell office:value-type="string" table:style-name="ce2">
            <text:p>සයිබර් හිරිහැර කිරීම සිදුවිය හැකි ආකාරයක් නොවන්නේ,</text:p>
          </table:table-cell>
          <table:table-cell table:style-name="ce1"/>
          <table:table-cell office:value-type="string" table:style-name="ce2">
            <text:p>පොත් සහ පත්තර මඟින්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2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style-name="ce2"/>
          <table:table-cell table:style-name="ce1"/>
          <table:table-cell office:value-type="string" table:style-name="ce2">
            <text:p>සමාජජාලා වෙබ් අඩවි මඟ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style-name="ce2"/>
          <table:table-cell table:style-name="ce1"/>
          <table:table-cell office:value-type="string" table:style-name="ce2">
            <text:p>E-mail මඟ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style-name="ce2"/>
          <table:table-cell table:style-name="ce1"/>
          <table:table-cell office:value-type="string" table:style-name="ce2">
            <text:p>SMS මඟින්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2"/>
        </table:table-row>
        <table:table-row table:number-rows-repeated="10479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STRIX</meta:initial-creator>
    <dc:creator>edu</dc:creator>
    <meta:creation-date>2022-05-03T17:47:56Z</meta:creation-date>
    <dc:date>2022-09-09T09:02:52Z</dc:date>
    <meta:editing-cycles>72</meta:editing-cycles>
    <meta:editing-duration>PT19290S</meta:editing-duration>
  </office:meta>
</office:document-meta>
</file>